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6.69mm" svg:height="110.23mm" svg:x="89.72mm" svg:y="9.56mm">
            <draw:object draw:notify-on-update-of-ranges="Sheet1.A1:Sheet1.B1 Sheet1.A2:Sheet1.B23 Sheet1.C1:Sheet1.C1 Sheet1.C2:Sheet1.C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ENIED</text:p>
          </table:table-cell>
          <table:table-cell office:value-type="float" office:value="8.119476" calcext:value-type="float">
            <text:p>8.11947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</text:p>
          </table:table-cell>
          <table:table-cell office:value-type="float" office:value="85.83175" calcext:value-type="float">
            <text:p>85.8317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ITHDRAWN</text:p>
          </table:table-cell>
          <table:table-cell office:value-type="float" office:value="2.8165913" calcext:value-type="float">
            <text:p>2.816591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-WITHDRAWN</text:p>
          </table:table-cell>
          <table:table-cell office:value-type="float" office:value="3.2321813" calcext:value-type="float">
            <text:p>3.23218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ENIED</text:p>
          </table:table-cell>
          <table:table-cell office:value-type="float" office:value="5.075949" calcext:value-type="float">
            <text:p>5.07594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</text:p>
          </table:table-cell>
          <table:table-cell office:value-type="float" office:value="84.856125" calcext:value-type="float">
            <text:p>84.85612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ITHDRAWN</text:p>
          </table:table-cell>
          <table:table-cell office:value-type="float" office:value="2.5805628" calcext:value-type="float">
            <text:p>2.580562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-WITHDRAWN</text:p>
          </table:table-cell>
          <table:table-cell office:value-type="float" office:value="7.487362" calcext:value-type="float">
            <text:p>7.48736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-WITHDRAWN</text:p>
          </table:table-cell>
          <table:table-cell office:value-type="float" office:value="8.014222" calcext:value-type="float">
            <text:p>8.01422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WITHDRAWN</text:p>
          </table:table-cell>
          <table:table-cell office:value-type="float" office:value="2.6214957" calcext:value-type="float">
            <text:p>2.621495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</text:p>
          </table:table-cell>
          <table:table-cell office:value-type="float" office:value="86.61816" calcext:value-type="float">
            <text:p>86.6181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ENIED</text:p>
          </table:table-cell>
          <table:table-cell office:value-type="float" office:value="2.7461243" calcext:value-type="float">
            <text:p>2.746124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-WITHDRAWN</text:p>
          </table:table-cell>
          <table:table-cell office:value-type="float" office:value="6.998096" calcext:value-type="float">
            <text:p>6.99809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ITHDRAWN</text:p>
          </table:table-cell>
          <table:table-cell office:value-type="float" office:value="3.086863" calcext:value-type="float">
            <text:p>3.08686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</text:p>
          </table:table-cell>
          <table:table-cell office:value-type="float" office:value="87.624245" calcext:value-type="float">
            <text:p>87.62424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NIED</text:p>
          </table:table-cell>
          <table:table-cell office:value-type="float" office:value="2.2907934" calcext:value-type="float">
            <text:p>2.290793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NIED</text:p>
          </table:table-cell>
          <table:table-cell office:value-type="float" office:value="1.765399" calcext:value-type="float">
            <text:p>1.76539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</text:p>
          </table:table-cell>
          <table:table-cell office:value-type="float" office:value="88.452255" calcext:value-type="float">
            <text:p>88.4522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ITHDRAWN</text:p>
          </table:table-cell>
          <table:table-cell office:value-type="float" office:value="3.1443594" calcext:value-type="float">
            <text:p>3.144359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-WITHDRAWN</text:p>
          </table:table-cell>
          <table:table-cell office:value-type="float" office:value="6.6379843" calcext:value-type="float">
            <text:p>6.637984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</text:p>
          </table:table-cell>
          <table:table-cell office:value-type="float" office:value="87.93507" calcext:value-type="float">
            <text:p>87.935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ITHDRAWN</text:p>
          </table:table-cell>
          <table:table-cell office:value-type="float" office:value="3.3791137" calcext:value-type="float">
            <text:p>3.3791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3:24:03.185487398</meta:creation-date>
    <dc:date>2017-10-25T13:38:24.923771639</dc:date>
    <meta:editing-duration>PT14M22S</meta:editing-duration>
    <meta:editing-cycles>1</meta:editing-cycles>
    <meta:document-statistic meta:table-count="1" meta:cell-count="66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3.67cm" svg:height="11.024cm" xlink:href=".." xlink:type="simple" chart:class="chart:line" chart:style-name="ch1">
        <chart:plot-area chart:style-name="ch2" table:cell-range-address="Sheet1.A1:Sheet1.C23" chart:data-source-has-labels="both" svg:x="0.473cm" svg:y="0.22cm" svg:width="22.724cm" svg:height="10.584cm">
          <chartooo:coordinate-region svg:x="1.28cm" svg:y="0.22cm" svg:width="21.917cm" svg:height="5.37cm"/>
          <chart:axis chart:dimension="x" chart:name="primary-x" chart:style-name="ch3" chartooo:axis-type="auto">
            <chartooo:date-scale/>
            <chart:categories table:cell-range-address="Sheet1.A2:Sheet1.B2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23" chart:label-cell-address="Sheet1.C1:Sheet1.C1" chart:class="chart:line">
            <chart:data-point chart:repeated="2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0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  <draw:g>
                  <svg:desc>Sheet1.A2:Sheet1.B23</svg:desc>
                </draw:g>
              </table:table-cell>
              <table:table-cell office:value-type="float" office:value="8.119476">
                <text:p>8.119476</text:p>
                <draw:g>
                  <svg:desc>Sheet1.C2:Sheet1.C23</svg:desc>
                </draw:g>
              </table:table-cell>
            </table:table-row>
            <table:table-row>
              <table:table-cell office:value-type="float" office:value="2011">
                <text:p>2010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5.83175">
                <text:p>85.83175</text:p>
              </table:table-cell>
            </table:table-row>
            <table:table-row>
              <table:table-cell office:value-type="float" office:value="2011">
                <text:p>2010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2.8165913">
                <text:p>2.8165913</text:p>
              </table:table-cell>
            </table:table-row>
            <table:table-row>
              <table:table-cell office:value-type="float" office:value="2011">
                <text:p>2010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3.2321813">
                <text:p>3.2321813</text:p>
              </table:table-cell>
            </table:table-row>
            <table:table-row>
              <table:table-cell office:value-type="float" office:value="2012">
                <text:p>2010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5.075949">
                <text:p>5.075949</text:p>
              </table:table-cell>
            </table:table-row>
            <table:table-row>
              <table:table-cell office:value-type="float" office:value="2012">
                <text:p>2010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4.856125">
                <text:p>84.856125</text:p>
              </table:table-cell>
            </table:table-row>
            <table:table-row>
              <table:table-cell office:value-type="float" office:value="2012">
                <text:p>2010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2.5805628">
                <text:p>2.5805628</text:p>
              </table:table-cell>
            </table:table-row>
            <table:table-row>
              <table:table-cell office:value-type="float" office:value="2012">
                <text:p>2010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7.487362">
                <text:p>7.487362</text:p>
              </table:table-cell>
            </table:table-row>
            <table:table-row>
              <table:table-cell office:value-type="float" office:value="2013">
                <text:p>2010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8.014222">
                <text:p>8.014222</text:p>
              </table:table-cell>
            </table:table-row>
            <table:table-row>
              <table:table-cell office:value-type="float" office:value="2013">
                <text:p>2010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2.6214957">
                <text:p>2.6214957</text:p>
              </table:table-cell>
            </table:table-row>
            <table:table-row>
              <table:table-cell office:value-type="float" office:value="2013">
                <text:p>2010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6.61816">
                <text:p>86.61816</text:p>
              </table:table-cell>
            </table:table-row>
            <table:table-row>
              <table:table-cell office:value-type="float" office:value="2013">
                <text:p>2010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2.7461243">
                <text:p>2.7461243</text:p>
              </table:table-cell>
            </table:table-row>
            <table:table-row>
              <table:table-cell office:value-type="float" office:value="2014">
                <text:p>2010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6.998096">
                <text:p>6.998096</text:p>
              </table:table-cell>
            </table:table-row>
            <table:table-row>
              <table:table-cell office:value-type="float" office:value="2014">
                <text:p>2010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3.086863">
                <text:p>3.086863</text:p>
              </table:table-cell>
            </table:table-row>
            <table:table-row>
              <table:table-cell office:value-type="float" office:value="2014">
                <text:p>2010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7.624245">
                <text:p>87.624245</text:p>
              </table:table-cell>
            </table:table-row>
            <table:table-row>
              <table:table-cell office:value-type="float" office:value="2014">
                <text:p>2010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2.2907934">
                <text:p>2.2907934</text:p>
              </table:table-cell>
            </table:table-row>
            <table:table-row>
              <table:table-cell office:value-type="float" office:value="2015">
                <text:p>2020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1.765399">
                <text:p>1.765399</text:p>
              </table:table-cell>
            </table:table-row>
            <table:table-row>
              <table:table-cell office:value-type="float" office:value="2015">
                <text:p>2020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8.452255">
                <text:p>88.452255</text:p>
              </table:table-cell>
            </table:table-row>
            <table:table-row>
              <table:table-cell office:value-type="float" office:value="2015">
                <text:p>2020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3.1443594">
                <text:p>3.1443594</text:p>
              </table:table-cell>
            </table:table-row>
            <table:table-row>
              <table:table-cell office:value-type="float" office:value="2015">
                <text:p>2020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6.6379843">
                <text:p>6.6379843</text:p>
              </table:table-cell>
            </table:table-row>
            <table:table-row>
              <table:table-cell office:value-type="float" office:value="2016">
                <text:p>2020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7.93507">
                <text:p>87.93507</text:p>
              </table:table-cell>
            </table:table-row>
            <table:table-row>
              <table:table-cell office:value-type="float" office:value="2016">
                <text:p>2020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3.3791137">
                <text:p>3.3791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